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f6a0c" officeooo:paragraph-rsid="000f6a0c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rsid="0010905c" officeooo:paragraph-rsid="0012231e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officeooo:rsid="000fd1b1" officeooo:paragraph-rsid="000fd1b1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erif" officeooo:rsid="000fd1b1" officeooo:paragraph-rsid="000fd1b1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officeooo:rsid="0012231e" officeooo:paragraph-rsid="0012231e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erif" officeooo:rsid="0012231e" officeooo:paragraph-rsid="0012231e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officeooo:rsid="0010905c" officeooo:paragraph-rsid="0010905c"/>
    </style:style>
    <style:style style:name="P8" style:family="paragraph" style:parent-style-name="Standard">
      <style:paragraph-properties fo:text-align="justify" style:justify-single-word="false"/>
      <style:text-properties officeooo:rsid="000f6a0c" officeooo:paragraph-rsid="000f6a0c"/>
    </style:style>
    <style:style style:name="P9" style:family="paragraph" style:parent-style-name="Standard">
      <style:paragraph-properties fo:text-align="start" style:justify-single-word="false"/>
      <style:text-properties officeooo:rsid="000f6a0c" officeooo:paragraph-rsid="000f6a0c"/>
    </style:style>
    <style:style style:name="P10" style:family="paragraph" style:parent-style-name="Standard">
      <style:paragraph-properties fo:text-align="justify" style:justify-single-word="false"/>
      <style:text-properties officeooo:rsid="0010905c" officeooo:paragraph-rsid="0010905c"/>
    </style:style>
    <style:style style:name="P11" style:family="paragraph" style:parent-style-name="Standard">
      <style:paragraph-properties fo:text-align="justify" style:justify-single-word="false"/>
      <style:text-properties style:font-name="Liberation Serif" officeooo:paragraph-rsid="0010905c"/>
    </style:style>
    <style:style style:name="P12" style:family="paragraph" style:parent-style-name="Standard">
      <style:paragraph-properties fo:text-align="justify" style:justify-single-word="false"/>
      <style:text-properties style:font-name="Liberation Serif" officeooo:paragraph-rsid="000fd1b1"/>
    </style:style>
    <style:style style:name="P13" style:family="paragraph" style:parent-style-name="Preformatted_20_Text">
      <style:paragraph-properties fo:text-align="justify" style:justify-single-word="false"/>
      <style:text-properties fo:color="#000000" style:font-name="Liberation Serif" fo:font-size="12pt" style:font-size-asian="10pt" style:font-size-complex="10pt"/>
    </style:style>
    <style:style style:name="P14" style:family="paragraph" style:parent-style-name="Preformatted_20_Text">
      <style:paragraph-properties fo:margin-top="0in" fo:margin-bottom="0.1965in" loext:contextual-spacing="false" fo:text-align="justify" style:justify-single-word="false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Liberation Serif" fo:font-size="12pt" fo:font-weight="bold" style:font-size-asian="10pt" style:font-size-complex="10pt"/>
    </style:style>
    <style:style style:name="T3" style:family="text">
      <style:text-properties fo:color="#000000"/>
    </style:style>
    <style:style style:name="T4" style:family="text">
      <style:text-properties fo:color="#000000" officeooo:rsid="000fd1b1"/>
    </style:style>
    <style:style style:name="T5" style:family="text">
      <style:text-properties fo:color="#000000" fo:font-weight="bold"/>
    </style:style>
    <style:style style:name="T6" style:family="text">
      <style:text-properties fo:color="#000000" fo:font-weight="normal" officeooo:rsid="0010905c" style:font-weight-asian="normal" style:font-weight-complex="normal"/>
    </style:style>
    <style:style style:name="T7" style:family="text">
      <style:text-properties fo:color="#000000" style:font-name="Liberation Serif" fo:font-size="12pt" fo:font-weight="normal" officeooo:rsid="0010905c" style:font-size-asian="10pt" style:font-weight-asian="normal" style:font-size-complex="10pt" style:font-weight-complex="normal"/>
    </style:style>
    <style:style style:name="T8" style:family="text">
      <style:text-properties fo:color="#000000" officeooo:rsid="0010905c"/>
    </style:style>
    <style:style style:name="T9" style:family="text">
      <style:text-properties fo:color="#000000" officeooo:rsid="0012231e"/>
    </style:style>
    <style:style style:name="T10" style:family="text">
      <style:text-properties fo:color="#000099"/>
    </style:style>
    <style:style style:name="T11" style:family="text">
      <style:text-properties officeooo:rsid="000fd1b1"/>
    </style:style>
    <style:style style:name="T12" style:family="text">
      <style:text-properties fo:color="#000066" fo:font-weight="bold" style:font-weight-asian="bold" style:font-weight-complex="bold"/>
    </style:style>
    <style:style style:name="T13" style:family="text">
      <style:text-properties fo:color="#000066" fo:font-style="italic" officeooo:rsid="000fd1b1" style:font-style-asian="italic" style:font-style-complex="italic"/>
    </style:style>
    <style:style style:name="T14" style:family="text">
      <style:text-properties officeooo:rsid="0010905c"/>
    </style:style>
    <style:style style:name="T15" style:family="text">
      <style:text-properties fo:color="#660e7a" fo:font-weight="bold"/>
    </style:style>
    <style:style style:name="T16" style:family="text">
      <style:text-properties fo:color="#660e7a" style:font-name="Liberation Serif" fo:font-size="12pt" fo:font-weight="bold" style:font-size-asian="10pt" style:font-size-complex="10pt"/>
    </style:style>
    <style:style style:name="T17" style:family="text">
      <style:text-properties fo:font-weight="normal" officeooo:rsid="0010905c" style:font-weight-asian="normal" style:font-weight-complex="normal"/>
    </style:style>
    <style:style style:name="T18" style:family="text">
      <style:text-properties officeooo:rsid="001223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estCallCommand — Заказать обратный звонок</text:p>
      <text:p text:style-name="P1"/>
      <text:p text:style-name="P8">Данный модуль состоит из:</text:p>
      <text:p text:style-name="P8">- <text:span text:style-name="T18">~entity/</text:span>RequestCall.java — основной класс заказанных звонков;</text:p>
      <text:p text:style-name="P8">- <text:span text:style-name="T18">~dao/impl/</text:span>RequestCallDao.java — выполняет функцию обращения к базе данных;</text:p>
      <text:p text:style-name="P8">- <text:span text:style-name="T18">~command/</text:span>RequestCallCommand.java — Команда для заказа обратного звонка;</text:p>
      <text:p text:style-name="P9">- <text:span text:style-name="T18">~command/</text:span>ShowRequestCallCommand.java — Команда для показа списка заказанных звонков.</text:p>
      <text:p text:style-name="P8"/>
      <text:p text:style-name="P10">RequestCall состоит из следующих полей:</text:p>
      <text:p text:style-name="P11"><text:span text:style-name="T14">1) </text:span><text:span text:style-name="T1">int </text:span><text:span text:style-name="T15">id</text:span><text:span text:style-name="T5"> — </text:span><text:span text:style-name="T6">уникальный ID;</text:span></text:p>
      <text:p text:style-name="P13"><text:span text:style-name="T14">2) </text:span>String <text:span text:style-name="T15">text — </text:span><text:span text:style-name="T17">Вопрос, заданный пользователем</text:span>;</text:p>
      <text:p text:style-name="P13"><text:span text:style-name="T14">3) </text:span>String <text:span text:style-name="T15">name — </text:span><text:span text:style-name="T17">Имя пользователя, оставивший запрос</text:span>;</text:p>
      <text:p text:style-name="P13"><text:span text:style-name="T14">4) </text:span>String <text:span text:style-name="T15">phoneNumber — </text:span><text:span text:style-name="T17">Номер пользователя, оставивший запрос</text:span>;</text:p>
      <text:p text:style-name="P14"><text:span text:style-name="T7">5) </text:span><text:span text:style-name="T2">boolean </text:span><text:span text:style-name="T16">called — </text:span><text:span text:style-name="T7">Позвонили ли пользователю.</text:span></text:p>
      <text:p text:style-name="P8">RequestCallDao содержит следующие методы:</text:p>
      <text:p text:style-name="P8">1) <text:span text:style-name="T12">public</text:span> RequestCall getRequestCall(<text:span text:style-name="T12">int</text:span><text:span text:style-name="T10"> </text:span>callId) — <text:span text:style-name="T11">Выполняет поиск в базе данных по ID заказанного обратного звонка. Возвращает экземпляр класса RequestCall, при отсутствий возвращает </text:span><text:span text:style-name="T13">null</text:span><text:span text:style-name="T11">.</text:span></text:p>
      <text:p text:style-name="P12"><text:span text:style-name="T11">2) </text:span><text:span text:style-name="T1">public </text:span><text:span text:style-name="T3">List&lt;RequestCall&gt; getRequestCallList() - </text:span><text:span text:style-name="T4">Возвращает все заказанные звонки</text:span><text:span text:style-name="T8">. Возвращает пустой массив, если в базе нет заказанных звонков.</text:span></text:p>
      <text:p text:style-name="P11"><text:span text:style-name="T4">3) </text:span><text:span text:style-name="T1">public </text:span><text:span text:style-name="T3">List&lt;RequestCall&gt; getRequestCallList(</text:span><text:span text:style-name="T1">boolean </text:span><text:span text:style-name="T3">called) — </text:span><text:span text:style-name="T4">Возвращает заказанные звонки, фильтрованные по параметру Called.</text:span><text:span text:style-name="T8"> Возвращает пустой массив, если в базе нет заказанных звонков.</text:span></text:p>
      <text:p text:style-name="P12"><text:span text:style-name="T4">4) </text:span><text:span text:style-name="T1">public void </text:span><text:span text:style-name="T3">insert(RequestCall requestCall) — </text:span><text:span text:style-name="T4">Добовляет в базу данных заказанный звонок.</text:span></text:p>
      <text:p text:style-name="P12"><text:span text:style-name="T4">5) </text:span><text:span text:style-name="T1">public void </text:span><text:span text:style-name="T3">update(RequestCall requestCall) — </text:span><text:span text:style-name="T4">Обновляет в базе данных заказанный звонок.</text:span></text:p>
      <text:p text:style-name="P4"/>
      <text:p text:style-name="P6">Для работы данного модуля необходимо в базе данных создать таблицу со следующими полям:</text:p>
      <text:p text:style-name="P6">1) ID — уникальный номер запроса;</text:p>
      <text:p text:style-name="P6">2) NAME — имя пользователя, оставивший запрос;</text:p>
      <text:p text:style-name="P6">3) PHONE_NUMBER — номер телефона пользователя;</text:p>
      <text:p text:style-name="P6">4) CALLED — позвонили ли пользователю;</text:p>
      <text:p text:style-name="P6">5) TEXT — текст вопроса пользователя.</text:p>
      <text:p text:style-name="P4"/>
      <text:p text:style-name="P5">Скрипт для базы данных H2:</text:p>
      <text:p text:style-name="P3"/>
      <text:p text:style-name="P7">CREATE CACHED TABLE PUBLIC.REQUEST_CALL(</text:p>
      <text:p text:style-name="P7"><text:s text:c="4"/>ID INT NOT NULL AUTO_INCREMENT PRIMARY KEY,</text:p>
      <text:p text:style-name="P7"><text:s text:c="4"/>TEXT TEXT,</text:p>
      <text:p text:style-name="P2"><text:span text:style-name="T3"><text:s text:c="4"/>NAME TEXT</text:span><text:span text:style-name="T9">,</text:span></text:p>
      <text:p text:style-name="P7"><text:s text:c="4"/>PHONE_NUMBER TEXT,</text:p>
      <text:p text:style-name="P7"><text:s text:c="4"/>CALLED BOOLEAN DEFAULT FALSE</text:p>
      <text:p text:style-name="P7">)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7:57:33.954877074</meta:creation-date>
    <dc:date>2017-07-17T18:53:11.725314821</dc:date>
    <meta:editing-duration>PT4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227" meta:character-count="1876" meta:non-whitespace-character-count="1641"/>
  </office:meta>
</office:document-meta>
</file>